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h text:outline-level="1" text:style-name="Heading1">Lightning Talk Script</text:h>
      <text:p text:style-name="Body">TITLE: Welcome the Being; Gate the Behavior — Lightning Talk</text:p>
      <text:p text:style-name="Body"/>
      <text:p text:style-name="Body">(Insert talk script here.)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Heading1" style:family="paragraph" style:display-name="Heading1">
      <style:text-properties fo:font-size="18pt" fo:font-weight="bold"/>
    </style:style>
    <style:style style:name="Heading2" style:family="paragraph" style:display-name="Heading2">
      <style:text-properties fo:font-size="14pt" fo:font-weight="bold"/>
    </style:style>
    <style:style style:name="Body" style:family="paragraph" style:display-name="Body">
      <style:paragraph-properties fo:margin-top="0.08in" fo:margin-bottom="0.06in"/>
      <style:text-properties fo:font-size="11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